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06e3e"/>
    </style:style>
    <style:style style:name="P3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0f4b8"/>
    </style:style>
    <style:style style:name="P5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46b6a"/>
    </style:style>
    <style:style style:name="P6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50275"/>
    </style:style>
    <style:style style:name="P7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52d85"/>
    </style:style>
    <style:style style:name="P8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052d85" officeooo:paragraph-rsid="00052d85"/>
    </style:style>
    <style:style style:name="P9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/>
    </style:style>
    <style:style style:name="P10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paragraph-rsid="00052d85"/>
    </style:style>
    <style:style style:name="P11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2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paragraph-rsid="00046b6a"/>
    </style:style>
    <style:style style:name="P13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fo:font-size="14pt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006e3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2cb1e"/>
    </style:style>
    <style:style style:name="T6" style:family="text">
      <style:text-properties style:text-underline-style="solid" style:text-underline-width="auto" style:text-underline-color="font-color" officeooo:rsid="00046b6a"/>
    </style:style>
    <style:style style:name="T7" style:family="text">
      <style:text-properties officeooo:rsid="00006e3e"/>
    </style:style>
    <style:style style:name="T8" style:family="text">
      <style:text-properties officeooo:rsid="0000f4b8"/>
    </style:style>
    <style:style style:name="T9" style:family="text">
      <style:text-properties officeooo:rsid="0002cb1e"/>
    </style:style>
    <style:style style:name="T10" style:family="text">
      <style:text-properties officeooo:rsid="00046b6a"/>
    </style:style>
    <style:style style:name="T11" style:family="text">
      <style:text-properties officeooo:rsid="00052d8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ject Drift:</text:span></text:p>
      <text:p text:style-name="P1"><text:span text:style-name="T3">p</text:span><text:span text:style-name="T2">roject </text:span><text:span text:style-name="T3">drift </text:span><text:span text:style-name="T2">heads</text:span>: Earnest, Andy<text:line-break/><text:span text:style-name="T2">list1</text:span>: bugs, layout, gui, button layout, fonts, color scheme, missing/disable features<text:line-break/><text:span text:style-name="T7">closed </text:span><text:span text:style-name="T2">trusted 3rd party testers</text:span>:coyotee, sypher,<text:line-break/><text:line-break/><text:span text:style-name="T1">timeline:</text:span><text:line-break/>✓- initial contact and feasibility<text:line-break/>✓- rough layout of app name, purpose, features<text:line-break/>✓- basic financial aspects and cost estimates</text:p>
      <text:list xml:id="list3979439816" text:style-name="L1">
        <text:list-item>
          <text:p text:style-name="P3">- Andy: financial aspects and cost estimates typed document</text:p>
        </text:list-item>
        <text:list-item>
          <text:p text:style-name="P3">- project timeline and clarifications</text:p>
        </text:list-item>
        <text:list-item>
          <text:p text:style-name="P3">- Andy: develop list of features and pricing of all based of feasibility and cost of program</text:p>
        </text:list-item>
        <text:list-item>
          <text:p text:style-name="P4">- <text:span text:style-name="T8">pre-</text:span>alpha testing by project heads (1-<text:span text:style-name="T8">3</text:span> months into project)</text:p>
        </text:list-item>
        <text:list-item>
          <text:p text:style-name="P3">- alpha testing by project heads (1-<text:span text:style-name="T8">3</text:span> months into project)</text:p>
        </text:list-item>
        <text:list-item>
          <text:p text:style-name="P3">- list1: ~</text:p>
        </text:list-item>
        <text:list-item>
          <text:p text:style-name="P3">- modify code based on notes</text:p>
        </text:list-item>
        <text:list-item>
          <text:p text:style-name="P3">- <text:span text:style-name="T8">pre-alpha</text:span> testing <text:span text:style-name="T8">2</text:span></text:p>
        </text:list-item>
        <text:list-item>
          <text:p text:style-name="P3">- list1: ~</text:p>
        </text:list-item>
        <text:list-item>
          <text:p text:style-name="P3">- review of <text:span text:style-name="T8">pre-</text:span>alpha 1 notes</text:p>
        </text:list-item>
        <text:list-item>
          <text:p text:style-name="P3">- modify code based on notes</text:p>
          <text:p text:style-name="P9"/>
          <text:p text:style-name="P9"><text:span text:style-name="T8">3</text:span>-<text:span text:style-name="T8">4</text:span> months into project:</text:p>
        </text:list-item>
        <text:list-item>
          <text:p text:style-name="P3">- beta testing involving trusted 3rd party associates <text:span text:style-name="T9">and hired three more Dev’s to help program the project.</text:span></text:p>
        </text:list-item>
        <text:list-item>
          <text:p text:style-name="P3">- list1: ~</text:p>
        </text:list-item>
        <text:list-item>
          <text:p text:style-name="P3">- <text:span text:style-name="T9">alpha</text:span> testing review</text:p>
        </text:list-item>
        <text:list-item>
          <text:p text:style-name="P3">- modify code based on notes</text:p>
        </text:list-item>
        <text:list-item>
          <text:p text:style-name="P3">- Andy: production of advertising videos and website advertisement graphics and promotional materials to be distributed to potential customers. videos, 1 pg advertisement graphics ect.</text:p>
        </text:list-item>
        <text:list-item>
          <text:p text:style-name="P3">- <text:span text:style-name="T9">alpha</text:span> testing 2</text:p>
        </text:list-item>
        <text:list-item>
          <text:p text:style-name="P3">- list1: ~</text:p>
        </text:list-item>
        <text:list-item>
          <text:p text:style-name="P3">- modify code based on notes</text:p>
          <text:p text:style-name="P12"><text:span text:style-name="T6"/></text:p>
          <text:p text:style-name="P12"><text:span text:style-name="T6">5</text:span><text:span text:style-name="T4">-</text:span><text:span text:style-name="T6">6</text:span><text:span text:style-name="T4"> months into project:</text:span></text:p>
        </text:list-item>
        <text:list-item>
          <text:p text:style-name="P5">- release to first 2 or 3 interested clients at 400 or 500$ / month for first year with all features unlocked in exchange for notes and <text:span text:style-name="T10">pre-</text:span>beta testing.</text:p>
        </text:list-item>
        <text:list-item>
          <text:p text:style-name="P5">- compile and review notes from testing by clients</text:p>
        </text:list-item>
        <text:list-item>
          <text:p text:style-name="P5">- Andy: ongoing customer support and bug reporting</text:p>
          <text:p text:style-name="P5"><text:span text:style-name="T6">- pre-beta testing 3 - should be final review of app before public release</text:span></text:p>
          <text:p text:style-name="P11"><text:span text:style-name="T6"/></text:p>
          <text:p text:style-name="P11"><text:soft-page-break/><text:span text:style-name="T6"/></text:p>
          <text:p text:style-name="P11"><text:span text:style-name="T6"/></text:p>
          <text:p text:style-name="P11"><text:span text:style-name="T6">7</text:span><text:span text:style-name="T4">-</text:span><text:span text:style-name="T6">8</text:span><text:span text:style-name="T4"> months into project:</text:span></text:p>
        </text:list-item>
        <text:list-item>
          <text:p text:style-name="P3">- release to first 2 or 3 interested clients at 400 or 500$ / month for first year with all <text:s/>features unlocked in exchange for notes and beta testing.</text:p>
        </text:list-item>
        <text:list-item>
          <text:p text:style-name="P3">- compile and review notes from testing by clients</text:p>
        </text:list-item>
        <text:list-item>
          <text:p text:style-name="P3">- Andy: ongoing customer support and bug reporting</text:p>
        </text:list-item>
        <text:list-item>
          <text:p text:style-name="P3">- beta testing 3 - should be final review of app before public release</text:p>
          <text:p text:style-name="P9"/>
          <text:p text:style-name="P9"><text:span text:style-name="T10">10</text:span> months into project:</text:p>
        </text:list-item>
        <text:list-item>
          <text:p text:style-name="P3">- outstanding features feasibility/viability and further development</text:p>
        </text:list-item>
        <text:list-item>
          <text:p text:style-name="P13">- Customer retention and recruitment. advertising, sales, future features</text:p>
        </text:list-item>
        <text:list-item>
          <text:p text:style-name="P6">production of advertising videos and website advertisement graphics and promotional materials to be distributed to potential customers. videos, 1 pg advertisement graphics ect.</text:p>
        </text:list-item>
      </text:list>
      <text:p text:style-name="Standard"/>
      <text:list xml:id="list135454558979370" text:continue-numbering="true" text:style-name="L1">
        <text:list-header>
          <text:p text:style-name="P10"><text:span text:style-name="T10">1</text:span><text:span text:style-name="T11">2</text:span> months into project:</text:p>
        </text:list-header>
        <text:list-item>
          <text:p text:style-name="P7">- outstanding features feasibility/viability and further development</text:p>
        </text:list-item>
        <text:list-item>
          <text:p text:style-name="P8">Fix All the bugs!!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5T12:40:14.164046338</meta:creation-date>
    <dc:date>2020-05-25T13:27:06.695810718</dc:date>
    <meta:editing-duration>PT6M11S</meta:editing-duration>
    <meta:editing-cycles>2</meta:editing-cycles>
    <meta:generator>LibreOffice/6.4.3.2$Linux_X86_64 LibreOffice_project/85aa6f776c6af63185291a519637a4f7af4e8a3b</meta:generator>
    <meta:document-statistic meta:table-count="0" meta:image-count="0" meta:object-count="0" meta:page-count="2" meta:paragraph-count="45" meta:word-count="426" meta:character-count="2378" meta:non-whitespace-character-count="2032"/>
  </office:meta>
</office:document-meta>
</file>